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2c4a" officeooo:paragraph-rsid="000c2c4a"/>
    </style:style>
    <style:style style:name="P2" style:family="paragraph" style:parent-style-name="Standard">
      <style:text-properties fo:font-weight="bold" officeooo:rsid="000c2c4a" officeooo:paragraph-rsid="000c2c4a" style:font-weight-asian="bold" style:font-weight-complex="bold"/>
    </style:style>
    <style:style style:name="P3" style:family="paragraph" style:parent-style-name="Standard">
      <style:text-properties fo:font-weight="normal" officeooo:rsid="0010707b" officeooo:paragraph-rsid="0010707b" style:font-weight-asian="normal" style:font-weight-complex="normal"/>
    </style:style>
    <style:style style:name="P4" style:family="paragraph" style:parent-style-name="Standard">
      <style:text-properties officeooo:rsid="000c2c4a" officeooo:paragraph-rsid="000c2c4a"/>
    </style:style>
    <style:style style:name="P5" style:family="paragraph" style:parent-style-name="Standard">
      <style:text-properties officeooo:rsid="000c2c4a" officeooo:paragraph-rsid="00134128"/>
    </style:style>
    <style:style style:name="P6" style:family="paragraph" style:parent-style-name="Standard">
      <style:text-properties fo:font-weight="bold" officeooo:rsid="000c2c4a" officeooo:paragraph-rsid="00134128" style:font-weight-asian="bold" style:font-weight-complex="bold"/>
    </style:style>
    <style:style style:name="P7" style:family="paragraph" style:parent-style-name="Standard">
      <style:text-properties officeooo:rsid="00134128" officeooo:paragraph-rsid="00134128"/>
    </style:style>
    <style:style style:name="T1" style:family="text">
      <style:text-properties officeooo:rsid="000d58fb"/>
    </style:style>
    <style:style style:name="T2" style:family="text">
      <style:text-properties officeooo:rsid="000ee6b9"/>
    </style:style>
    <style:style style:name="T3" style:family="text">
      <style:text-properties style:text-position="super 58%" officeooo:rsid="000ee6b9"/>
    </style:style>
    <style:style style:name="T4" style:family="text">
      <style:text-properties officeooo:rsid="0010f01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ckground:</text:p>
      <text:p text:style-name="P1">The Autumn’s Beacon – a Selene class long range colony ship – is on a mission to a newly discovered garden planet in the Alpha Centa<text:span text:style-name="T2">u</text:span>ri system <text:span text:style-name="T1">named Rigel Prime</text:span>. It is the first of several <text:span text:style-name="T2">colonization missions to the Alpha Centauri system to leave the dying planet Earth in the early 22</text:span><text:span text:style-name="T3">nd</text:span><text:span text:style-name="T2"> century.</text:span></text:p>
      <text:p text:style-name="P3">The StarCore drive that powers this ship is the newest and largest ion-type interstellar drives, with several highly experimental modifications designed to reduce the travel time from 4 years to 2 ½.</text:p>
      <text:p text:style-name="P5">The <text:span text:style-name="T4">ship’s crew has been active for 842 days, performing astronomical chart data gathering, zero g agriculture experiments, scanning sensor calibration and experimentation, and other typical science experiments.</text:span></text:p>
      <text:p text:style-name="P7">Several days ago, the ship was struck by a meteorite the size of a basketball, which penetrated 2 decks before being lodged against the tritanium casing surrounding the engineering deck and the main drive core. The crew </text:p>
      <text:p text:style-name="P6"/>
      <text:p text:style-name="P2">Introduction:</text:p>
      <text:p text:style-name="P1">Players wake up in cryo pods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5:25:07.963878259</meta:creation-date>
    <meta:generator>LibreOffice/6.0.6.2$Linux_X86_64 LibreOffice_project/00m0$Build-2</meta:generator>
    <dc:date>2018-09-26T16:01:00.503418700</dc:date>
    <meta:editing-duration>PT13M34S</meta:editing-duration>
    <meta:editing-cycles>7</meta:editing-cycles>
    <meta:document-statistic meta:table-count="0" meta:image-count="0" meta:object-count="0" meta:page-count="1" meta:paragraph-count="7" meta:word-count="158" meta:character-count="982" meta:non-whitespace-character-count="828"/>
  </office:meta>
</office:document-meta>
</file>